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7fc" officeooo:paragraph-rsid="001267fc"/>
    </style:style>
    <style:style style:name="P2" style:family="paragraph" style:parent-style-name="Standard">
      <style:text-properties officeooo:rsid="00135020" officeooo:paragraph-rsid="00135020"/>
    </style:style>
    <style:style style:name="P3" style:family="paragraph" style:parent-style-name="Standard">
      <style:text-properties officeooo:paragraph-rsid="00135020"/>
    </style:style>
    <style:style style:name="P4" style:family="paragraph" style:parent-style-name="Standard">
      <style:text-properties officeooo:rsid="0014c0ee" officeooo:paragraph-rsid="0014c0ee"/>
    </style:style>
    <style:style style:name="T1" style:family="text">
      <style:text-properties officeooo:rsid="00135020"/>
    </style:style>
    <style:style style:name="T2" style:family="text">
      <style:text-properties fo:font-variant="normal" fo:text-transform="none" fo:color="#141823" style:font-name="helvetica" fo:font-size="9.75pt" fo:letter-spacing="normal" fo:font-style="normal" fo:font-weight="normal"/>
    </style:style>
    <style:style style:name="T3" style:family="text">
      <style:text-properties fo:font-variant="normal" fo:text-transform="none" fo:color="#141823" style:font-name="helvetica" fo:font-size="9.75pt" fo:letter-spacing="normal" fo:font-style="normal" fo:font-weight="normal" officeooo:rsid="00135020"/>
    </style:style>
    <style:style style:name="T4" style:family="text">
      <style:text-properties officeooo:rsid="0016a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AntiMedia.org</text:p>
      <text:p text:style-name="P1"/>
      <text:p text:style-name="P1">[ftp]</text:p>
      <text:p text:style-name="P1">ip: 158.69.34.33</text:p>
      <text:p text:style-name="P1">user: massreport</text:p>
      <text:p text:style-name="P1">pass: wyeeGWlx6cp6</text:p>
      <text:p text:style-name="P1"/>
      <text:p text:style-name="P2">Site</text:p>
      <text:p text:style-name="P2">theantimedia.org/antimedia</text:p>
      <text:p text:style-name="P2">user: admintam</text:p>
      <text:p text:style-name="P2">pass: L22e6Fw59NAp</text:p>
      <text:p text:style-name="P1"/>
      <text:p text:style-name="P1"/>
      <text:p text:style-name="P2">Underground Reporter</text:p>
      <text:p text:style-name="P2"/>
      <text:p text:style-name="P2">[ftp]</text:p>
      <text:p text:style-name="P4">host: web.undergroundreporter.org</text:p>
      <text:p text:style-name="P4">user: kkclient</text:p>
      <text:p text:style-name="P4">pass: 6a30UEncipjb //<text:span text:style-name="T4">incorect</text:span></text:p>
      <text:p text:style-name="P2"/>
      <text:p text:style-name="P2">Site</text:p>
      <text:p text:style-name="P2">undergroundreporter.org/wp-login.php</text:p>
      <text:p text:style-name="P3"><text:span text:style-name="T1">user: </text:span><text:span text:style-name="T2">b33_15465006</text:span></text:p>
      <text:p text:style-name="P3"><text:span text:style-name="T3">pass: </text:span><text:span text:style-name="T2">h3ll5b3ll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08:56:43.802560381</meta:creation-date>
    <dc:date>2016-02-29T21:28:06.021538000</dc:date>
    <meta:editing-duration>PT5H38M2S</meta:editing-duration>
    <meta:editing-cycles>4</meta:editing-cycles>
    <meta:generator>LibreOffice/5.1.0.3$MacOSX_X86_64 LibreOffice_project/5e3e00a007d9b3b6efb6797a8b8e57b51ab1f737</meta:generator>
    <meta:document-statistic meta:table-count="0" meta:image-count="0" meta:object-count="0" meta:page-count="1" meta:paragraph-count="18" meta:word-count="30" meta:character-count="308" meta:non-whitespace-character-count="296"/>
  </office:meta>
</office:document-meta>
</file>